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justify" style:justify-single-word="false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0a685" officeooo:paragraph-rsid="0061edd6" style:letter-kerning="true" fo:background-color="transparent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P8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793fc8" officeooo:paragraph-rsid="0061edd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14c705a" officeooo:paragraph-rsid="0061edd6" style:letter-kerning="true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officeooo:rsid="00711cfb" officeooo:paragraph-rsid="0061edd6" fo:background-color="transparent" style:font-name-asian="Times New Roman2" style:font-size-asian="12pt" style:font-style-asian="normal" style:font-weight-asian="normal" style:font-name-complex="Times New Roman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711cfb" officeooo:paragraph-rsid="0061edd6" fo:background-color="transparent" style:font-name-asian="Times New Roman2" style:font-size-asian="12pt" style:font-style-asian="normal" style:font-weight-asian="normal" style:font-name-complex="Times New Roman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.635cm" fo:margin-right="0.621cm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name-asian="Times New Roman2" style:font-style-asian="normal" style:font-weight-asian="bold" style:font-name-complex="Times New Roman2" style:font-weight-complex="bold"/>
    </style:style>
    <style:style style:name="P20" style:family="paragraph" style:parent-style-name="Standard">
      <style:paragraph-properties fo:margin-left="0.635cm" fo:margin-right="0.621cm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name-asian="Times New Roman2" style:font-style-asian="normal" style:font-weight-asian="bold" style:font-name-complex="Times New Roman2" style:font-weight-complex="bold"/>
    </style:style>
    <style:style style:name="P21" style:family="paragraph" style:parent-style-name="Standard">
      <style:paragraph-properties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style-asian="normal" style:font-weight-asian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text-autospace="none" style:punctuation-wrap="hanging" style:line-break="strict" style:vertical-align="auto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2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66e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weight="normal" officeooo:rsid="014c705a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letter-spacing="normal" fo:language="es" fo:country="ES" fo:font-style="normal" style:text-underline-style="none" fo:font-weight="normal" officeooo:rsid="00711cfb" fo:background-color="transparent" loext:char-shading-value="0" style:font-name-asian="SimSun1" style:font-style-asian="normal" style:font-weight-asian="normal" style:font-name-complex="Times New Roman" style:font-style-complex="normal" style:font-weight-complex="normal" style:text-scale="100%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711cfb" fo:background-color="transparent" loext:char-shading-value="0" style:font-name-asian="Times New Roman2" style:font-size-asian="12pt" style:font-style-asian="normal" style:font-weight-asian="normal" style:font-name-complex="Times New Roman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</text:span>title]</text:p>
      <text:p text:style-name="P2"/>
      <text:p text:style-name="P3">[objeto], y de acuerdo con los siguientes:</text:p>
      <text:p text:style-name="P4"/>
      <text:p text:style-name="P5">ANTECEDENTES DE HECHO</text:p>
      <text:p text:style-name="P6"><text:span text:style-name="T2"/></text:p>
      <text:p text:style-name="P7">[antecedentes]</text:p>
      <text:p text:style-name="P8"><text:span text:style-name="T3"/></text:p>
      <text:p text:style-name="P9">FUNDAMENTOS DE DERECHO</text:p>
      <text:p text:style-name="P10"><text:span text:style-name="T4"/></text:p>
      <text:p text:style-name="P11">[fundamentos]</text:p>
      <text:p text:style-name="P4"><text:span text:style-name="T5"/></text:p>
      <text:p text:style-name="P12">RESUELVO</text:p>
      <text:p text:style-name="P13"/>
      <text:p text:style-name="P14">[dispositivo]</text:p>
      <text:p text:style-name="P15"><text:span text:style-name="T6"/></text:p>
      <text:p text:style-name="P16"><text:span text:style-name="Fuente_20_de_20_párrafo_20_predeter."><text:span text:style-name="T7">EL DIRECTOR GENERAL DE ORDENACIÓN DE LAS ENSEÑANZAS, INCLUSIÓN E INNOVACIÓN</text:span></text:span></text:p>
      <text:p text:style-name="P17"/>
      <text:p text:style-name="P18">[onshow;block=begin;repeat=annexes]</text:p>
      <text:p text:style-name="P19"/>
      <text:p text:style-name="P20">Anexo [[annexes.number]] <text:s text:c="2"/></text:p>
      <text:p text:style-name="P21">[[annexes.title]]</text:p>
      <text:p text:style-name="P18"/>
      <text:p text:style-name="P22"><text:span text:style-name="Fuente_20_de_20_párrafo_20_predeter."><text:span text:style-name="T8">[[annexes.content]]</text:span></text:span></text:p>
      <text:p text:style-name="P18"/>
      <text:p text:style-name="P23"><text:span text:style-name="T9">[onshow;block=end]</text:span></text:p>
      <text:p text:style-name="P4"/>
      <text:p text:style-name="P24"><text:span text:style-name="Fuente_20_de_20_párrafo_20_predeter."><text:span text:style-name="T10">EL RESPONSABLE DEL SERVICIO </text:span></text:span><text:span text:style-name="Fuente_20_de_20_párrafo_20_predeter."><text:span text:style-name="T11">DE ORDENACIÓN</text:span></text:span></text:p>
      <text:p text:style-name="P25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1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4</meta:editing-cycles>
    <meta:creation-date>2023-08-01T08:14:21.289000000</meta:creation-date>
    <dc:date>2025-10-15T09:22:12.490302000</dc:date>
    <meta:editing-duration>PT12H18M55S</meta:editing-duration>
    <meta:generator>LibreOffice/25.8.2.2$MacOSX_AARCH64 LibreOffice_project/d401f2107ccab8f924a8e2df40f573aab7605b6f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0" meta:image-count="2" meta:object-count="0" meta:page-count="2" meta:paragraph-count="21" meta:word-count="89" meta:character-count="633" meta:non-whitespace-character-count="548"/>
    <meta:user-defined meta:name="AppVersion">16.0000</meta:user-defined>
    <meta:template xlink:type="simple" xlink:actuate="onRequest" xlink:title="hoja_a4.dotx" xlink:href=""/>
  </office:meta>
</office:document-meta>
</file>